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dd281" officeooo:paragraph-rsid="002dd281" style:text-blinking="false" fo:background-color="transparent"/>
    </style:style>
    <style:style style:name="P3" style:family="paragraph" style:parent-style-name="Text_20_body" style:list-style-name="L1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dd281" officeooo:paragraph-rsid="002dd281" style:text-blinking="false" fo:background-color="transparent"/>
    </style:style>
    <style:style style:name="P4" style:family="paragraph" style:parent-style-name="Text_20_body" style:list-style-name="L1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f5df6" officeooo:paragraph-rsid="002f5df6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Actividad</text:span><text:span text:style-name="T1">. </text:span><text:span text:style-name="T2">Testing de mazos españoles</text:span></text:p>
      <text:p text:style-name="P2">Solo sirve para testear los mazos españoles de cartas.</text:p>
      <text:p text:style-name="P2">Ejecutar y usar la flecha hacia la derecha para avanzar de test en test.</text:p>
      <text:p text:style-name="P2">Testea: </text:p>
      <text:list xml:id="list630612027104824653" text:style-name="L1">
        <text:list-item>
          <text:p text:style-name="P4">Poner mazo y mazoEspañol</text:p>
        </text:list-item>
        <text:list-item>
          <text:p text:style-name="P4">Sacar mazo</text:p>
        </text:list-item>
        <text:list-item>
          <text:p text:style-name="P4">Dame la primera carta, sacar la primera carta y quedan cartas</text:p>
        </text:list-item>
        <text:list-item>
          <text:p text:style-name="P4">Dame la última carta, sacar la última carta y quedan cartas</text:p>
        </text:list-item>
        <text:list-item>
          <text:p text:style-name="P4">Mazo actual, mazo vacío y agregar al principio</text:p>
        </text:list-item>
        <text:list-item>
          <text:p text:style-name="P4">Juntar mazos y agregar al final</text:p>
        </text:list-item>
        <text:list-item>
          <text:p text:style-name="P4">Dame la carta más chica y dame la carta más grande</text:p>
        </text:list-item>
        <text:list-item>
          <text:p text:style-name="P4">Dar vuelta el mazo actual </text:p>
        </text:list-item>
        <text:list-item>
          <text:p text:style-name="P4">Mazo tapad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7-20T01:20:12.649000000</dc:date>
    <meta:editing-duration>PT16M42S</meta:editing-duration>
    <meta:editing-cycles>27</meta:editing-cycles>
    <meta:generator>LibreOffice/4.2.5.2$Windows_x86 LibreOffice_project/6ff819b65674ae6c83f3cbab9e4a4c2b292a7a94</meta:generator>
    <meta:document-statistic meta:table-count="0" meta:image-count="0" meta:object-count="0" meta:page-count="1" meta:paragraph-count="13" meta:word-count="98" meta:character-count="507" meta:non-whitespace-character-count="429"/>
  </office:meta>
</office:document-meta>
</file>